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Endpoint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Endpoin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Endpoint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Endpoint.fail( MessageExchange me , 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Endpoint.sendSync( MessageExchang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Endpoint.Simple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dpoint.getExchan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dpoint.Simple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dpoint.Simple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Endpoint.send( MessageExchange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dpoint.done( MessageExchange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